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5" style:family="paragraph" style:parent-style-name="Footnote">
      <style:paragraph-properties fo:margin-left="0.0984in" fo:margin-right="0in" fo:text-align="justify" style:justify-single-word="false" fo:text-indent="-0.0984in" style:auto-text-indent="false"/>
    </style:style>
    <style:style style:name="P6" style:family="paragraph" style:parent-style-name="No_20_Spacing">
      <style:paragraph-properties fo:margin-top="0in" fo:margin-bottom="0.0555in" style:contextual-spacing="false"/>
    </style:style>
    <style:style style:name="P7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8" style:family="paragraph" style:parent-style-name="No_20_Spacing" style:list-style-name="WWNum20">
      <style:paragraph-properties fo:margin-left="0.4957in" fo:margin-right="0in" fo:margin-top="0in" fo:margin-bottom="0.0555in" style:contextual-spacing="false" fo:text-align="justify" style:justify-single-word="false" fo:text-indent="-0.248in" style:auto-text-indent="false"/>
      <style:text-properties fo:color="#808080" loext:opacity="100%"/>
    </style:style>
    <style:style style:name="P9" style:family="paragraph" style:parent-style-name="No_20_Spacing" style:list-style-name="WWNum20">
      <style:paragraph-properties fo:margin-top="0in" fo:margin-bottom="0.0555in" style:contextual-spacing="false" fo:text-align="justify" style:justify-single-word="false"/>
    </style:style>
    <style:style style:name="P10" style:family="paragraph" style:parent-style-name="No_20_Spacing" style:list-style-name="WWNum20">
      <style:paragraph-properties fo:margin-top="0in" fo:margin-bottom="0.0555in" style:contextual-spacing="false" fo:text-align="justify" style:justify-single-word="false"/>
      <style:text-properties fo:color="#808080" loext:opacity="100%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pl" fo:country="PL"/>
    </style:style>
    <style:style style:name="T7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Times New Roman"/>
    </style:style>
    <style:style style:name="T10" style:family="text">
      <style:text-properties fo:color="#808080" loext:opacity="100%" style:font-name="Times New Roman" fo:language="pl" fo:country="PL"/>
    </style:style>
    <style:style style:name="T11" style:family="text">
      <style:text-properties style:font-name="Calibri" fo:font-size="9pt" fo:language="pl" fo:country="PL" style:font-size-asian="9pt" style:font-name-complex="Calibri1" style:font-size-complex="9pt"/>
    </style:style>
    <style:style style:name="T12" style:family="text">
      <style:text-properties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3" style:family="text">
      <style:text-properties fo:color="#202122" loext:opacity="100%"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4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[</text:span><text:span text:style-name="T8">stworzenie efektywnego środowiska wykonawczego:</text:span></text:p>
      <text:list xml:id="list1529900559" text:style-name="WWNum20">
        <text:list-item>
          <text:p text:style-name="P8">wstępne określenie zakresu rozwiązywanych problemów;</text:p>
        </text:list-item>
        <text:list-item>
          <text:p text:style-name="P9"><text:span text:style-name="T8">budowa struktury zespołu projektowego</text:span><text:note text:id="ftn1" text:note-class="footnote"><text:note-citation>1</text:note-citation><text:note-body><text:p text:style-name="P5"><text:span text:style-name="T11">  </text:span><text:span text:style-name="T13">Zespół projektowy – jest to jednostka organizacyjna, powołana na zasadzie specjalizacji przedmiotowej, realizująca projekt pod bezpośrednim nadzorem menedżera projektu. Od pracowników w zespole projektowym zależy powodzenie przedsięwzięcia. Zespoły powołuje się do zrealizowania zadania projektowego, a po jego zakończeniu rozwiązuje (</text:span><text:a xlink:type="simple" xlink:href="https://pl.wikipedia.org/wiki/Zespół_projektowy" text:style-name="Internet_20_link" text:visited-style-name="Visited_20_Internet_20_Link"><text:span text:style-name="Internet_20_link"><text:span text:style-name="T12">https://pl.wikipedia.org/wiki/Zespół_projektowy</text:span></text:span></text:a><text:span text:style-name="T13">, </text:span><text:a xlink:type="simple" xlink:href="https://mfiles.pl/pl/index.php/Zespół_projektowy" text:style-name="Internet_20_link" text:visited-style-name="Visited_20_Internet_20_Link"><text:span text:style-name="Internet_20_link"><text:span text:style-name="T12">https://mfiles.pl/pl/index.php/Zespół_projektowy</text:span></text:span></text:a><text:span text:style-name="T13">).</text:span></text:p></text:note-body></text:note><text:span text:style-name="T8"> (aspekty:wybór instytucjonalnej formy realizacji projektu, </text:span><text:a xlink:type="simple" xlink:href="https://mfiles.pl/pl/index.php/Powołanie" office:target-frame-name="Powołanie" xlink:show="replace" text:style-name="Standard" text:visited-style-name="Standard"><text:span text:style-name="T8">powołanie</text:span></text:a><text:span text:style-name="T8"> kierownictwa projektu i innych organów kierowniczych projektu);</text:span></text:p>
        </text:list-item>
        <text:list-item>
          <text:p text:style-name="P9"><text:span text:style-name="T8"><text:s/></text:span><text:a xlink:type="simple" xlink:href="https://mfiles.pl/pl/index.php/Organizowanie" office:target-frame-name="Organizowanie" xlink:show="replace" text:style-name="Standard" text:visited-style-name="Standard"><text:span text:style-name="T8">organizowanie</text:span></text:a><text:span text:style-name="T8"> pracy zespołu projektu (aspekty: pozyskanie pracowników zespołu projektowego, opracowanie planu pracy zespołu projektowego, zatwierdzenie przez kierownictwo organizacji i planu pracy zespołu projektowego.</text:span></text:p>
        </text:list-item>
        <text:list-item>
          <text:p text:style-name="P9"><text:span text:style-name="T8">Określenie obowiązków i odpowiedzialności pracowników (rola i kompetencje</text:span><text:note text:id="ftn2" text:note-class="footnote"><text:note-citation>2</text:note-citation><text:note-body><text:p text:style-name="P5"><text:span text:style-name="T14"><text:s/></text:span><text:span text:style-name="T13">Charakter pracy w projekcie różni się od obowiązków wykonywanych w ramach trwałej struktury przedsiębiorstwa. Wymaga on specy-ficznych kompetencji od członków zespołu projektowego – występujących w roli wykonawców prac w projekcie lub kierowników projektu. Kompetencje te – zwane projektowymi – stanowi zespół cech danej osoby sprzyjający skutecznej i efektywnej realizacji projektu (tamże).</text:span></text:p></text:note-body></text:note><text:span text:style-name="T8">);</text:span></text:p>
        </text:list-item>
        <text:list-item>
          <text:p text:style-name="P10">zapoznanie zespołu projektowego z metodologią projektowania.</text:p>
        </text:list-item>
      </text:list>
      <text:p text:style-name="P7"><text:span text:style-name="T9">]</text:span><text:span text:style-name="T5">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2</text:span><text:span text:style-name="MT4"> Efektywne środowisko projektow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</text:span><text:span text:style-name="MT7"> Patryk Kaniewski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MT6"><text:s/>Wersja dokumentu: </text:span><text:span text:style-name="MT7">1.0</text:span></text:p>
            </table:table-cell>
            <table:table-cell table:style-name="Table1.A1" office:value-type="string">
              <text:p text:style-name="MP3"><text:span text:style-name="MT4"><text:s/>Data:</text:span><text:span text:style-name="MT7"> 2020-03-04</text:span></text:p>
            </table:table-cell>
            <table:table-cell table:style-name="Table1.A1" table:number-columns-spanned="2" office:value-type="string">
              <text:p text:style-name="MP3"><text:span text:style-name="MT6"><text:s/>Status: </text:span><text:span text:style-name="MT7">roboczy</text:span></text:p>
            </table:table-cell>
            <table:covered-table-cell/>
            <table:table-cell table:style-name="Table1.A1" office:value-type="string">
              <text:p text:style-name="MP4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15</meta:editing-cycles>
    <meta:print-date>2007-01-15T02:16:00</meta:print-date>
    <meta:creation-date>2021-02-19T13:20:00</meta:creation-date>
    <dc:date>2021-03-04T13:37:33.531950072</dc:date>
    <meta:editing-duration>PT1H44M9S</meta:editing-duration>
    <meta:generator>LibreOffice/7.1.0.3$Linux_X86_64 LibreOffice_project/10$Build-3</meta:generator>
    <meta:document-statistic meta:table-count="1" meta:image-count="0" meta:object-count="0" meta:page-count="1" meta:paragraph-count="19" meta:word-count="191" meta:character-count="1750" meta:non-whitespace-character-count="1561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